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3cm" svg:stroke-color="#000000" svg:stroke-opacity="95%" draw:stroke-linejoin="miter" draw:fill="solid" draw:fill-color="#85c3ff" draw:opacity="95%" fo:padding-top="0.141cm" fo:padding-bottom="0.141cm" fo:padding-left="0.266cm" fo:padding-right="0.266cm"/>
    </style:style>
    <style:style style:name="gr2" style:family="graphic" style:parent-style-name="standard">
      <style:graphic-properties draw:stroke="solid" svg:stroke-width="0.035cm" svg:stroke-color="#000000" draw:marker-start="Arrow" draw:marker-end="Arrow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784cm" fo:min-width="0.308cm" fo:padding-top="0cm" fo:padding-bottom="0cm" fo:padding-left="0cm" fo:padding-right="0cm"/>
    </style:style>
    <style:style style:name="P1" style:family="paragraph">
      <loext:graphic-properties draw:fill="solid" draw:fill-color="#85c3ff" draw:opacity="95%"/>
    </style:style>
    <style:style style:name="P2" style:family="paragraph">
      <loext:graphic-properties draw:fill="none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style:style style:name="T1" style:family="text">
      <style:text-properties fo:font-variant="normal" fo:text-transform="none" fo:color="#000000" style:font-name="Times New Roman" fo:font-size="20.2000007629395pt" fo:font-style="italic" fo:font-weight="100"/>
    </style:style>
    <style:style style:name="T2" style:family="text">
      <style:text-properties fo:font-variant="normal" fo:text-transform="none" fo:color="#000000" style:text-position="-33% 58%" style:font-name="Times New Roman" fo:font-size="20.2000007629395pt" fo:font-style="italic" fo:font-weight="100"/>
    </style:style>
    <style:style style:name="T3" style:family="text">
      <style:text-properties fo:font-variant="normal" fo:text-transform="none" fo:color="#000000" style:text-position="-33% 58%" style:font-name="Times New Roman" fo:font-size="20.2000007629395pt" fo:font-style="normal" fo:font-weight="100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8.048cm" svg:height="8.048cm" svg:x="3.756cm" svg:y="3.351cm" svg:viewBox="0 0 8049 8049" svg:d="M6347 6347c-605 604-1216 1021-1953 1331-737 309-1380 419-2052 351-673-68-1174-293-1601-721-428-428-654-929-722-1601-68-673 42-1315 352-2052 310-738 726-1349 1331-1953 604-605 1215-1021 1953-1331 737-310 1379-420 2052-352 672 68 1173 294 1601 722 428 427 653 928 721 1601 68 672-42 1315-351 2052-310 737-727 1348-1331 1953z">
          <text:p/>
        </draw:path>
        <draw:line draw:style-name="gr2" draw:text-style-name="P2" draw:layer="layout" svg:x1="0.108cm" svg:y1="7.428cm" svg:x2="15.462cm" svg:y2="7.428cm">
          <text:p/>
        </draw:line>
        <draw:line draw:style-name="gr2" draw:text-style-name="P2" draw:layer="layout" svg:x1="7.841cm" svg:y1="0.633cm" svg:x2="7.841cm" svg:y2="14.297cm">
          <text:p/>
        </draw:line>
        <draw:frame draw:style-name="gr3" draw:text-style-name="P2" draw:layer="layout" svg:width="0.002cm" svg:height="0.937cm" svg:x="7.998cm" svg:y="2.464cm">
          <draw:text-box>
            <text:p/>
          </draw:text-box>
        </draw:frame>
        <draw:frame draw:style-name="gr4" draw:text-style-name="P2" draw:layer="layout" svg:width="0.54cm" svg:height="0.955cm" svg:x="7.998cm" svg:y="2.464cm">
          <draw:text-box>
            <text:p text:style-name="P3"><text:span text:style-name="T1">S</text:span><text:span text:style-name="T2">y</text:span></text:p>
          </draw:text-box>
        </draw:frame>
        <draw:frame draw:style-name="gr3" draw:text-style-name="P2" draw:layer="layout" svg:width="0.002cm" svg:height="0.937cm" svg:x="6.931cm" svg:y="1.01cm">
          <draw:text-box>
            <text:p/>
          </draw:text-box>
        </draw:frame>
        <draw:frame draw:style-name="gr5" draw:text-style-name="P4" draw:layer="layout" svg:width="0.56cm" svg:height="0.954cm" svg:x="6.931cm" svg:y="0.818cm">
          <draw:text-box>
            <text:p text:style-name="P3"><text:span text:style-name="T1">σ</text:span><text:span text:style-name="T3">2</text:span></text:p>
          </draw:text-box>
        </draw:frame>
        <draw:frame draw:style-name="gr3" draw:text-style-name="P2" draw:layer="layout" svg:width="0.002cm" svg:height="0.937cm" svg:x="14.641cm" svg:y="7.876cm">
          <draw:text-box>
            <text:p/>
          </draw:text-box>
        </draw:frame>
        <draw:frame draw:style-name="gr4" draw:text-style-name="P2" draw:layer="layout" svg:width="0.56cm" svg:height="0.954cm" svg:x="14.641cm" svg:y="7.683cm">
          <draw:text-box>
            <text:p text:style-name="P3"><text:span text:style-name="T1">σ</text:span><text:span text:style-name="T3">1</text:span></text:p>
          </draw:text-box>
        </draw:frame>
        <draw:frame draw:style-name="gr3" draw:text-style-name="P2" draw:layer="layout" svg:width="0.002cm" svg:height="0.937cm" svg:x="11.73cm" svg:y="7.854cm">
          <draw:text-box>
            <text:p/>
          </draw:text-box>
        </draw:frame>
        <draw:frame draw:style-name="gr4" draw:text-style-name="P2" draw:layer="layout" svg:width="0.54cm" svg:height="0.955cm" svg:x="11.73cm" svg:y="7.854cm">
          <draw:text-box>
            <text:p text:style-name="P3"><text:span text:style-name="T1">S</text:span><text:span text:style-name="T2">y</text:span></text:p>
          </draw:text-box>
        </draw:frame>
        <draw:frame draw:style-name="gr3" draw:text-style-name="P2" draw:layer="layout" svg:width="0.002cm" svg:height="0.937cm" svg:x="8.147cm" svg:y="11.464cm">
          <draw:text-box>
            <text:p/>
          </draw:text-box>
        </draw:frame>
        <draw:frame draw:style-name="gr4" draw:text-style-name="P2" draw:layer="layout" svg:width="0.777cm" svg:height="0.955cm" svg:x="8.147cm" svg:y="11.464cm">
          <draw:text-box>
            <text:p text:style-name="P3"><text:span text:style-name="T1">-S</text:span><text:span text:style-name="T2">y</text:span></text:p>
          </draw:text-box>
        </draw:frame>
        <draw:frame draw:style-name="gr3" draw:text-style-name="P2" draw:layer="layout" svg:width="0.002cm" svg:height="0.937cm" svg:x="2.652cm" svg:y="7.668cm">
          <draw:text-box>
            <text:p/>
          </draw:text-box>
        </draw:frame>
        <draw:frame draw:style-name="gr4" draw:text-style-name="P2" draw:layer="layout" svg:width="0.777cm" svg:height="0.955cm" svg:x="2.652cm" svg:y="7.668cm">
          <draw:text-box>
            <text:p text:style-name="P3"><text:span text:style-name="T1">-S</text:span><text:span text:style-name="T2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48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27T14:47:39.328032759</dc:date>
    <meta:editing-duration>PT2M59S</meta:editing-duration>
    <meta:editing-cycles>1</meta:editing-cycles>
    <meta:document-statistic meta:object-count="15"/>
    <meta:generator>LibreOffice/5.3.0.3$Linux_X86_64 LibreOffice_project/30m0$Build-3</meta:generator>
  </office:meta>
</office:document-meta>
</file>